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258e7" officeooo:paragraph-rsid="0478528b"/>
    </style:style>
    <style:style style:name="P4" style:family="paragraph" style:parent-style-name="Text_20_body">
      <style:text-properties officeooo:rsid="04645d1a" officeooo:paragraph-rsid="04645d1a"/>
    </style:style>
    <style:style style:name="P5" style:family="paragraph" style:parent-style-name="Text_20_body">
      <style:text-properties officeooo:rsid="0484c2df" officeooo:paragraph-rsid="0484c2df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officeooo:rsid="04645d1a" officeooo:paragraph-rsid="04645d1a"/>
    </style:style>
    <style:style style:name="P7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8" style:family="paragraph" style:parent-style-name="Text_20_body">
      <style:paragraph-properties fo:margin-top="0in" fo:margin-bottom="0in" loext:contextual-spacing="false"/>
      <style:text-properties officeooo:rsid="04645d1a" officeooo:paragraph-rsid="046b1174"/>
    </style:style>
    <style:style style:name="P9" style:family="paragraph" style:parent-style-name="Text_20_body" style:list-style-name="L3">
      <style:paragraph-properties fo:margin-top="0in" fo:margin-bottom="0in" loext:contextual-spacing="false"/>
      <style:text-properties officeooo:paragraph-rsid="0487f04a"/>
    </style:style>
    <style:style style:name="P10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11" style:family="paragraph" style:parent-style-name="Text_20_body" style:list-style-name="L4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12" style:family="paragraph" style:parent-style-name="Text_20_body" style:list-style-name="L5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13" style:family="paragraph" style:parent-style-name="Text_20_body" style:list-style-name="L4">
      <style:paragraph-properties fo:margin-top="0in" fo:margin-bottom="0in" loext:contextual-spacing="false"/>
      <style:text-properties fo:font-weight="normal" officeooo:rsid="0491e541" officeooo:paragraph-rsid="0491e541" style:font-weight-asian="normal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officeooo:rsid="04860c42" officeooo:paragraph-rsid="0486a325"/>
    </style:style>
    <style:style style:name="P16" style:family="paragraph" style:parent-style-name="Text_20_body">
      <style:paragraph-properties fo:margin-top="0in" fo:margin-bottom="0in" loext:contextual-spacing="false"/>
      <style:text-properties officeooo:rsid="04860c42" officeooo:paragraph-rsid="0486a325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rsid="0486a325" officeooo:paragraph-rsid="0486a325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rsid="04895562" officeooo:paragraph-rsid="04895562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48ce432" officeooo:paragraph-rsid="048ce432"/>
    </style:style>
    <style:style style:name="P20" style:family="paragraph" style:parent-style-name="Heading_20_1">
      <style:text-properties officeooo:rsid="046258e7" officeooo:paragraph-rsid="046258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6b1174" style:font-weight-asian="bold" style:font-weight-complex="bold"/>
    </style:style>
    <style:style style:name="T3" style:family="text">
      <style:text-properties fo:font-weight="bold" officeooo:rsid="047e4e7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487132b" style:font-style-asian="italic" style:font-style-complex="italic"/>
    </style:style>
    <style:style style:name="T6" style:family="text">
      <style:text-properties fo:font-style="italic" officeooo:rsid="0487f04a" style:font-style-asian="italic" style:font-style-complex="italic"/>
    </style:style>
    <style:style style:name="T7" style:family="text">
      <style:text-properties officeooo:rsid="046c9239"/>
    </style:style>
    <style:style style:name="T8" style:family="text">
      <style:text-properties officeooo:rsid="0475fe0b"/>
    </style:style>
    <style:style style:name="T9" style:family="text">
      <style:text-properties officeooo:rsid="0478528b"/>
    </style:style>
    <style:style style:name="T10" style:family="text">
      <style:text-properties officeooo:rsid="0484c2df"/>
    </style:style>
    <style:style style:name="T11" style:family="text">
      <style:text-properties officeooo:rsid="0484f11a"/>
    </style:style>
    <style:style style:name="T12" style:family="text">
      <style:text-properties officeooo:rsid="0486a325"/>
    </style:style>
    <style:style style:name="T13" style:family="text">
      <style:text-properties officeooo:rsid="0487132b"/>
    </style:style>
    <style:style style:name="T14" style:family="text">
      <style:text-properties officeooo:rsid="0487f04a"/>
    </style:style>
    <style:style style:name="T15" style:family="text">
      <style:text-properties officeooo:rsid="048a5c29"/>
    </style:style>
    <style:style style:name="T16" style:family="text">
      <style:text-properties officeooo:rsid="048e21f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פרוייקט: <text:span text:style-name="T10">תרומה למערכות קוד פתוח</text:span></text:h>
      <text:p text:style-name="P5">מערכות קוד פתוח מאפשרות לכל מתכנת <text:span text:style-name="T11">להוסיף ולשפר קוד כפי יכולתו. </text:span></text:p>
      <text:p text:style-name="P3">פרוייקט זה <text:span text:style-name="T9">נותן לכם </text:span>הזדמנות <text:span text:style-name="T11">להצטרף למערכת קיימת, לשפר אותה ולהשאיר את חותמכם בעולם הקוד הפתוח </text:span></text:p>
      <text:p text:style-name="P4"><text:span text:style-name="T2">מה </text:span><text:span text:style-name="T3">תצטרכו</text:span><text:span text:style-name="T2"> לעשות?</text:span></text:p>
      <text:list xml:id="list2527728102" text:style-name="L3">
        <text:list-item>
          <text:p text:style-name="P15">להוריד קוד של תוכנת קוד-פתוח כלשהי, <text:span text:style-name="T12">ולבנות אותו על המחשב שלכם. יש כמה תוכנות לבחירה – ראו בהמשך.<text:line-break/></text:span></text:p>
        </text:list-item>
        <text:list-item>
          <text:p text:style-name="P15"><text:span text:style-name="T12">להצטרף לקהילת המפתחים ולברר איזה שיפורים ותוספות הם מוכנים להכניס למערכת.<text:line-break/></text:span></text:p>
        </text:list-item>
        <text:list-item>
          <text:p text:style-name="P17">אפשר לבחור מבין כמה מערכות ושיפורים:</text:p>
          <text:list>
            <text:list-item>
              <text:p text:style-name="P17">GeoGebra (<text:a xlink:type="simple" xlink:href="https://dev.geogebra.org/trac" text:style-name="Internet_20_link" text:visited-style-name="Visited_20_Internet_20_Link">https://dev.geogebra.org/trac</text:a>) <text:s/>מערכת גרפית לחישובים אלגבריים וגיאומטריים. <text:span text:style-name="T4">הרחב</text:span><text:span text:style-name="T5">ה</text:span><text:span text:style-name="T4"> </text:span><text:span text:style-name="T5">אפשרית</text:span><text:span text:style-name="T13">: </text:span>הוספת אלגוריתמים שונים בגיאומטריה חישובית.</text:p>
            </text:list-item>
            <text:list-item>
              <text:p text:style-name="P17">כנסת פתוחה (<text:a xlink:type="simple" xlink:href="https://github.com/hasadna/Open-Knesset" text:style-name="Internet_20_link" text:visited-style-name="Visited_20_Internet_20_Link">https://github.com/hasadna/Open-Knesset</text:a> ) – מערכת לשיתוף הציבור בפעילות הכנסת. <text:span text:style-name="T4">הרחבה אפשרית: </text:span>בניית ממשק שיאפשר לאנשי-ציבור לקבל בקלות משוב מהבוחרים על עניינים שעל סדר היום.</text:p>
            </text:list-item>
            <text:list-item>
              <text:p text:style-name="P9"><text:span text:style-name="T14">סימפי ( </text:span><text:a xlink:type="simple" xlink:href="https://github.com/sympy/sympy" text:style-name="Internet_20_link" text:visited-style-name="Visited_20_Internet_20_Link"><text:span text:style-name="T14">https://github.com/sympy/sympy</text:span></text:a><text:span text:style-name="T14"> ) – ספריית החישובים הסימבוליים של פייתון. </text:span><text:span text:style-name="T5">ה</text:span><text:span text:style-name="T6">רחבה אפשרית</text:span><text:span text:style-name="T14">: <text:s/>הוספת אפשרות לפתרון בעיות מורכבות, כגון פתרון אי-שיוויונים עם כמה משתנים.</text:span></text:p>
            </text:list-item>
            <text:list-item>
              <text:p text:style-name="P18">טק-סטודיו ( <text:a xlink:type="simple" xlink:href="https://github.com/texstudio-org/texstudio" text:style-name="Internet_20_link" text:visited-style-name="Visited_20_Internet_20_Link">https://github.com/texstudio-org/texstudio</text:a> ) - תוכנה לעריכת מאמרים מדעיים. <text:span text:style-name="T4">הרחבה אפשרית</text:span>: הוספת מערכת לבדיקת נכונות של משוואות מתימטיות. </text:p>
            </text:list-item>
            <text:list-item>
              <text:p text:style-name="P19">ווייל ( <text:a xlink:type="simple" xlink:href="https://github.com/theneurasthenicrat/whale4" text:style-name="Internet_20_link" text:visited-style-name="Visited_20_Internet_20_Link">https://github.com/theneurasthenicrat/whale4</text:a> ) - תוכנה לעריכת סקרים והצבעות אונליין. <text:span text:style-name="T4">הרחבה אפשרית</text:span>: הוספת כללי בחירה, כגון בחירה ע"פ סדר-עדיפות אקראי.</text:p>
            </text:list-item>
          </text:list>
        </text:list-item>
      </text:list>
      <text:p text:style-name="P16"/>
      <text:list xml:id="list121139889612165" text:continue-numbering="true" text:style-name="L3">
        <text:list-item>
          <text:p text:style-name="P6"><text:span text:style-name="T15">לממש את ההרחבה, להגיש pull request, ולהיות בקשר רציף עם המפתחים עד שההרחבה שלכם נכנסת לקוד הראשי.</text:span></text:p>
        </text:list-item>
      </text:list>
      <text:p text:style-name="P7"/>
      <text:p text:style-name="P14">הפרוייקט מיועד לסטודנטים ש-</text:p>
      <text:list xml:id="list96002093" text:style-name="L5">
        <text:list-item>
          <text:p text:style-name="P12">אוהבים לתכנת ולתקן באגים;</text:p>
        </text:list-item>
        <text:list-item>
          <text:p text:style-name="P12">יודעים לתקשר היטב באנגלית, מסוגלים להשתתף בדיונים בקהילת המפתחים;</text:p>
        </text:list-item>
        <text:list-item>
          <text:p text:style-name="P12">מתמידים – לא מתייאשים גם כשהקוד לא מתקבל בפעם הראשונה..</text:p>
        </text:list-item>
      </text:list>
      <text:p text:style-name="P10"/>
      <text:p text:style-name="P8"><text:span text:style-name="T2">מה יוצא לכם מזה?</text:span></text:p>
      <text:list xml:id="list4080163058" text:style-name="L4">
        <text:list-item>
          <text:p text:style-name="P11">השם שלכם ייזכר כאחד התורמים <text:span text:style-name="T16">למערכת קוד-פתוח מוכרת – תרומה משמעותית לקורות-החיים שלכם.</text:span></text:p>
        </text:list-item>
        <text:list-item>
          <text:p text:style-name="P13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06-30T12:11:38.535948384</dc:date>
    <meta:editing-duration>P8DT9H50M31S</meta:editing-duration>
    <meta:editing-cycles>1066</meta:editing-cycles>
    <dc:creator>Erel Segal-Halevi</dc:creator>
    <meta:document-statistic meta:table-count="0" meta:image-count="0" meta:object-count="0" meta:page-count="1" meta:paragraph-count="22" meta:word-count="255" meta:character-count="1668" meta:non-whitespace-character-count="1437"/>
  </office:meta>
</office:document-meta>
</file>